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688in" table:align="left"/>
    </style:style>
    <style:style style:name="Table1.A" style:family="table-column">
      <style:table-column-properties style:column-width="1.7611in"/>
    </style:style>
    <style:style style:name="Table1.B" style:family="table-column">
      <style:table-column-properties style:column-width="3.50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691in" table:align="left"/>
    </style:style>
    <style:style style:name="Table2.A" style:family="table-column">
      <style:table-column-properties style:column-width="1.384in"/>
    </style:style>
    <style:style style:name="Table2.B" style:family="table-column">
      <style:table-column-properties style:column-width="3.306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6264in" table:align="left"/>
    </style:style>
    <style:style style:name="Table3.A" style:family="table-column">
      <style:table-column-properties style:column-width="2.9903in"/>
    </style:style>
    <style:style style:name="Table3.B" style:family="table-column">
      <style:table-column-properties style:column-width="2.636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444in" table:align="left"/>
    </style:style>
    <style:style style:name="Table4.A" style:family="table-column">
      <style:table-column-properties style:column-width="1.9313in"/>
    </style:style>
    <style:style style:name="Table4.B" style:family="table-column">
      <style:table-column-properties style:column-width="3.5132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a, sehr gern – hier ist dein <text:span text:style-name="Strong_20_Emphasis">ausführlicher Lernzettel</text:span> zur <text:span text:style-name="Strong_20_Emphasis">Formulareingabe mit mehreren Feldern gleichzeitig</text:span> in <text:span text:style-name="Source_20_Text">prompt_toolkit</text:span>.</text:p>
      <text:p text:style-name="Horizontal_20_Line"/>
      <text:h text:style-name="Heading_20_1" text:outline-level="1">🧾 Lernzettel: Mehrfeld-Formulare mit <text:span text:style-name="Source_20_Text">prompt_toolkit</text:span></text:h>
      <text:h text:style-name="Heading_20_2" text:outline-level="2">🎯 Ziel</text:h>
      <text:p text:style-name="Text_20_body">Du lernst, <text:span text:style-name="Strong_20_Emphasis">mehrere Eingabefelder</text:span> gleichzeitig in einer Eingabemaske (z. B. Login, Setup, Settings) mit <text:span text:style-name="Source_20_Text">prompt_toolkit</text:span> zu erstellen – ähnlich wie ein grafisches Formular, aber <text:span text:style-name="Strong_20_Emphasis">im Terminal</text:span>.</text:p>
      <text:p text:style-name="Text_20_body">Das Ganze läuft <text:span text:style-name="Strong_20_Emphasis">strukturiert mit Tab-Wechsel</text:span> zwischen den Feldern, Enter zur Bestätigung, und kann später erweitert werden (z. B. Validierung, Pflichtfelder, Buttons etc.).</text:p>
      <text:p text:style-name="Horizontal_20_Line"/>
      <text:h text:style-name="Heading_20_2" text:outline-level="2">📦 1. Voraussetzungen</text:h>
      <text:p text:style-name="Text_20_body">Du brauchst:</text:p>
      <text:p text:style-name="P1"><text:span text:style-name="Source_20_Text">pip install prompt_toolkit</text:span></text:p>
      <text:p text:style-name="Horizontal_20_Line"/>
      <text:h text:style-name="Heading_20_2" text:outline-level="2">🔧 2. Wichtige Klassen &amp; Konzept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austein</text:p>
            </table:table-cell>
            <table:table-cell table:style-name="Table1.A1" office:value-type="string">
              <text:p text:style-name="Table_20_Heading">Funk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Window</text:span>, <text:span text:style-name="Source_20_Text">Label</text:span></text:p>
          </table:table-cell>
          <table:table-cell table:style-name="Table1.A1" office:value-type="string">
            <text:p text:style-name="Table_20_Contents">Zeilen &amp; Texte anzeig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TextArea</text:span></text:p>
          </table:table-cell>
          <table:table-cell table:style-name="Table1.A1" office:value-type="string">
            <text:p text:style-name="Table_20_Contents">Eingabefeld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HSplit</text:span>, <text:span text:style-name="Source_20_Text">VSplit</text:span></text:p>
          </table:table-cell>
          <table:table-cell table:style-name="Table1.A1" office:value-type="string">
            <text:p text:style-name="Table_20_Contents">Layout-Manager für vertikale/horizontale Grupp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Frame</text:span></text:p>
          </table:table-cell>
          <table:table-cell table:style-name="Table1.A1" office:value-type="string">
            <text:p text:style-name="Table_20_Contents">Rahmen um Formulare (optional, fürs Aussehe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lication</text:span></text:p>
          </table:table-cell>
          <table:table-cell table:style-name="Table1.A1" office:value-type="string">
            <text:p text:style-name="Table_20_Contents">Hauptklasse zur Ausführu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Focus</text:span> + <text:span text:style-name="Source_20_Text">TabHandler</text:span></text:p>
          </table:table-cell>
          <table:table-cell table:style-name="Table1.A1" office:value-type="string">
            <text:p text:style-name="Table_20_Contents">Navigieren zwischen Feldern mit Tab / Shift+Tab</text:p>
          </table:table-cell>
        </table:table-row>
      </table:table>
      <text:p text:style-name="Horizontal_20_Line"/>
      <text:h text:style-name="Heading_20_2" text:outline-level="2">🧱 3. Formularstruktur (Beispiel mit 3 Feldern)</text:h>
      <text:p text:style-name="Text_20_body">Wir definieren drei Felder:</text:p>
      <text:list text:style-name="L1">
        <text:list-item>
          <text:p text:style-name="P2">E-Mail-Adresse</text:p>
        </text:list-item>
        <text:list-item>
          <text:p text:style-name="P2">Passwort</text:p>
        </text:list-item>
        <text:list-item>
          <text:p text:style-name="P2">SMTP-Server</text:p>
        </text:list-item>
      </text:list>
      <text:p text:style-name="Horizontal_20_Line"/>
      <text:h text:style-name="Heading_20_3" text:outline-level="3"><text:soft-page-break/>🧠 Aufbauidee (ohne Code):</text:h>
      <text:p text:style-name="Preformatted_20_Text"><text:span text:style-name="Source_20_Text">┌────────────────────────────┐</text:span></text:p>
      <text:p text:style-name="Preformatted_20_Text"><text:span text:style-name="Source_20_Text">│ <text:s text:c="2"/>Bitte Zugangsdaten eingeben <text:s text:c="2"/>│</text:span></text:p>
      <text:p text:style-name="Preformatted_20_Text"><text:span text:style-name="Source_20_Text">├────────────────────────────┤</text:span></text:p>
      <text:p text:style-name="Preformatted_20_Text"><text:span text:style-name="Source_20_Text">│ Email: <text:s text:c="8"/>[ <text:s text:c="10"/>] <text:s text:c="2"/>│</text:span></text:p>
      <text:p text:style-name="Preformatted_20_Text"><text:span text:style-name="Source_20_Text">│ Passwort: <text:s text:c="5"/>[ <text:s text:c="10"/>] <text:s text:c="2"/>│</text:span></text:p>
      <text:p text:style-name="Preformatted_20_Text"><text:span text:style-name="Source_20_Text">│ SMTP-Server: <text:s text:c="2"/>[ <text:s text:c="10"/>] <text:s text:c="2"/>│</text:span></text:p>
      <text:p text:style-name="Preformatted_20_Text"><text:span text:style-name="Source_20_Text">│ <text:s text:c="35"/>│</text:span></text:p>
      <text:p text:style-name="Preformatted_20_Text"><text:span text:style-name="Source_20_Text">│ <text:s text:c="7"/>[ Speichern ] <text:s text:c="13"/>│</text:span></text:p>
      <text:p text:style-name="P1"><text:span text:style-name="Source_20_Text">└────────────────────────────┘</text:span></text:p>
      <text:p text:style-name="Text_20_body">Du kannst mit <text:span text:style-name="Strong_20_Emphasis">Tab/Shift+Tab</text:span> zwischen Feldern wechseln und später mit <text:span text:style-name="Strong_20_Emphasis">Enter speichern</text:span>.</text:p>
      <text:p text:style-name="Horizontal_20_Line"/>
      <text:h text:style-name="Heading_20_2" text:outline-level="2">🧪 4. Erklärungen zu den Bausteinen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lement</text:p>
            </table:table-cell>
            <table:table-cell table:style-name="Table2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TextArea()</text:span></text:p>
          </table:table-cell>
          <table:table-cell table:style-name="Table2.A1" office:value-type="string">
            <text:p text:style-name="Table_20_Contents">Eingabefeld mit optionalem <text:span text:style-name="Source_20_Text">password=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abel()</text:span></text:p>
          </table:table-cell>
          <table:table-cell table:style-name="Table2.A1" office:value-type="string">
            <text:p text:style-name="Table_20_Contents">Beschriftung eines Feld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VSplit()</text:span></text:p>
          </table:table-cell>
          <table:table-cell table:style-name="Table2.A1" office:value-type="string">
            <text:p text:style-name="Table_20_Contents">Zeile mit Label + Textfeld nebeneinand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HSplit()</text:span></text:p>
          </table:table-cell>
          <table:table-cell table:style-name="Table2.A1" office:value-type="string">
            <text:p text:style-name="Table_20_Contents">Mehrere Zeilen untereinand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Frame()</text:span></text:p>
          </table:table-cell>
          <table:table-cell table:style-name="Table2.A1" office:value-type="string">
            <text:p text:style-name="Table_20_Contents">Visueller Rahmen um die Eingab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ocus()</text:span></text:p>
          </table:table-cell>
          <table:table-cell table:style-name="Table2.A1" office:value-type="string">
            <text:p text:style-name="Table_20_Contents">Setzt den Anfangsfokus</text:p>
          </table:table-cell>
        </table:table-row>
        <table:table-row>
          <table:table-cell table:style-name="Table2.A1" office:value-type="string">
            <text:p text:style-name="Table_20_Contents"><text:span text:style-name="Source_20_Text">kb.add("tab")</text:span></text:p>
          </table:table-cell>
          <table:table-cell table:style-name="Table2.A1" office:value-type="string">
            <text:p text:style-name="Table_20_Contents">Tab-Steuerung zwischen Feldern</text:p>
          </table:table-cell>
        </table:table-row>
      </table:table>
      <text:p text:style-name="Horizontal_20_Line"/>
      <text:h text:style-name="Heading_20_2" text:outline-level="2">💻 5. Beispielhafte Struktur (als Lernhilfe, nicht fix für dein Projekt!)</text:h>
      <text:p text:style-name="Preformatted_20_Text"><text:span text:style-name="Source_20_Text">from prompt_toolkit.application import Application</text:span></text:p>
      <text:p text:style-name="Preformatted_20_Text"><text:span text:style-name="Source_20_Text">from prompt_toolkit.layout import Layout, HSplit, VSplit</text:span></text:p>
      <text:p text:style-name="Preformatted_20_Text"><text:span text:style-name="Source_20_Text">from prompt_toolkit.widgets import Label, TextArea, Button, Frame</text:span></text:p>
      <text:p text:style-name="Preformatted_20_Text"><text:span text:style-name="Source_20_Text">from prompt_toolkit.key_binding import KeyBindings</text:span></text:p>
      <text:p text:style-name="Preformatted_20_Text"/>
      <text:p text:style-name="Preformatted_20_Text"><text:span text:style-name="Source_20_Text"># 1. Felder</text:span></text:p>
      <text:p text:style-name="Preformatted_20_Text"><text:span text:style-name="Source_20_Text">email_input = TextArea(prompt='Email: ')</text:span></text:p>
      <text:p text:style-name="Preformatted_20_Text"><text:span text:style-name="Source_20_Text">password_input = TextArea(prompt='Passwort: ', password=True)</text:span></text:p>
      <text:p text:style-name="Preformatted_20_Text"><text:span text:style-name="Source_20_Text">smtp_input = TextArea(prompt='SMTP: ')</text:span></text:p>
      <text:p text:style-name="Preformatted_20_Text"/>
      <text:p text:style-name="Preformatted_20_Text"><text:span text:style-name="Source_20_Text"># 2. Speicher-Button</text:span></text:p>
      <text:p text:style-name="Preformatted_20_Text"><text:span text:style-name="Source_20_Text">def speichern():</text:span></text:p>
      <text:p text:style-name="Preformatted_20_Text"><text:span text:style-name="Source_20_Text"><text:s text:c="4"/>print("\nErfasst:")</text:span></text:p>
      <text:p text:style-name="Preformatted_20_Text"><text:span text:style-name="Source_20_Text"><text:s text:c="4"/>print("Email:", email_input.text)</text:span></text:p>
      <text:p text:style-name="Preformatted_20_Text"><text:span text:style-name="Source_20_Text"><text:s text:c="4"/>print("Passwort:", password_input.text)</text:span></text:p>
      <text:p text:style-name="Preformatted_20_Text"><text:span text:style-name="Source_20_Text"><text:s text:c="4"/>print("SMTP:", smtp_input.text)</text:span></text:p>
      <text:p text:style-name="Preformatted_20_Text"><text:span text:style-name="Source_20_Text"><text:s text:c="4"/>app.exit()</text:span></text:p>
      <text:p text:style-name="Preformatted_20_Text"/>
      <text:p text:style-name="Preformatted_20_Text"><text:span text:style-name="Source_20_Text">save_button = Button("Speichern", handler=speichern)</text:span></text:p>
      <text:p text:style-name="Preformatted_20_Text"/>
      <text:p text:style-name="Preformatted_20_Text"><text:span text:style-name="Source_20_Text"># 3. Layout (eine vertikale Liste von horizontalen Einträgen)</text:span></text:p>
      <text:p text:style-name="Preformatted_20_Text"><text:span text:style-name="Source_20_Text">form = HSplit([</text:span></text:p>
      <text:p text:style-name="Preformatted_20_Text"><text:span text:style-name="Source_20_Text"><text:s text:c="4"/>Label("Bitte Zugangsdaten eingeben:"),</text:span></text:p>
      <text:p text:style-name="Preformatted_20_Text"><text:span text:style-name="Source_20_Text"><text:s text:c="4"/>VSplit([Label("Email: <text:s text:c="6"/>"), email_input]),</text:span></text:p>
      <text:p text:style-name="Preformatted_20_Text"><text:span text:style-name="Source_20_Text"><text:s text:c="4"/>VSplit([Label("Passwort: <text:s text:c="3"/>"), password_input]),</text:span></text:p>
      <text:p text:style-name="Preformatted_20_Text"><text:span text:style-name="Source_20_Text"><text:s text:c="4"/>VSplit([Label("SMTP-Server: "), smtp_input]),</text:span></text:p>
      <text:p text:style-name="Preformatted_20_Text"><text:soft-page-break/><text:span text:style-name="Source_20_Text"><text:s text:c="4"/>save_button</text:span></text:p>
      <text:p text:style-name="Preformatted_20_Text"><text:span text:style-name="Source_20_Text">])</text:span></text:p>
      <text:p text:style-name="Preformatted_20_Text"/>
      <text:p text:style-name="Preformatted_20_Text"><text:span text:style-name="Source_20_Text"># 4. Tabbing</text:span></text:p>
      <text:p text:style-name="Preformatted_20_Text"><text:span text:style-name="Source_20_Text">kb = KeyBindings()</text:span></text:p>
      <text:p text:style-name="Preformatted_20_Text"><text:span text:style-name="Source_20_Text">@kb.add("tab")</text:span></text:p>
      <text:p text:style-name="Preformatted_20_Text"><text:span text:style-name="Source_20_Text">def _(event):</text:span></text:p>
      <text:p text:style-name="Preformatted_20_Text"><text:span text:style-name="Source_20_Text"><text:s text:c="4"/>event.app.layout.focus_next()</text:span></text:p>
      <text:p text:style-name="Preformatted_20_Text"><text:span text:style-name="Source_20_Text">@kb.add("s-tab")</text:span></text:p>
      <text:p text:style-name="Preformatted_20_Text"><text:span text:style-name="Source_20_Text">def _(event):</text:span></text:p>
      <text:p text:style-name="Preformatted_20_Text"><text:span text:style-name="Source_20_Text"><text:s text:c="4"/>event.app.layout.focus_previous()</text:span></text:p>
      <text:p text:style-name="Preformatted_20_Text"/>
      <text:p text:style-name="Preformatted_20_Text"><text:span text:style-name="Source_20_Text"># 5. App bauen</text:span></text:p>
      <text:p text:style-name="Preformatted_20_Text"><text:span text:style-name="Source_20_Text">app = Application(</text:span></text:p>
      <text:p text:style-name="Preformatted_20_Text"><text:span text:style-name="Source_20_Text"><text:s text:c="4"/>layout=Layout(form, focused_element=email_input),</text:span></text:p>
      <text:p text:style-name="Preformatted_20_Text"><text:span text:style-name="Source_20_Text"><text:s text:c="4"/>key_bindings=kb,</text:span></text:p>
      <text:p text:style-name="Preformatted_20_Text"><text:span text:style-name="Source_20_Text"><text:s text:c="4"/>full_screen=False</text:span></text:p>
      <text:p text:style-name="Preformatted_20_Text"><text:span text:style-name="Source_20_Text">)</text:span></text:p>
      <text:p text:style-name="Preformatted_20_Text"/>
      <text:p text:style-name="P1"><text:span text:style-name="Source_20_Text">app.run()</text:span></text:p>
      <text:p text:style-name="Horizontal_20_Line"/>
      <text:h text:style-name="Heading_20_2" text:outline-level="2">📚 6. Was du daraus lernen kannst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Lektion</text:p>
            </table:table-cell>
            <table:table-cell table:style-name="Table3.A1" office:value-type="string">
              <text:p text:style-name="Table_20_Heading">Bedeutung</text:p>
            </table:table-cell>
          </table:table-row>
        </table:table-header-rows>
        <table:table-row>
          <table:table-cell table:style-name="Table3.A1" office:value-type="string">
            <text:p text:style-name="Table_20_Contents">Jedes <text:span text:style-name="Source_20_Text">TextArea</text:span> ist ein Eingabefeld</text:p>
          </table:table-cell>
          <table:table-cell table:style-name="Table3.A1" office:value-type="string">
            <text:p text:style-name="Table_20_Contents">Du kannst beliebig viele Felder bauen</text:p>
          </table:table-cell>
        </table:table-row>
        <table:table-row>
          <table:table-cell table:style-name="Table3.A1" office:value-type="string">
            <text:p text:style-name="Table_20_Contents">Fokus springt mit <text:span text:style-name="Source_20_Text">Tab</text:span></text:p>
          </table:table-cell>
          <table:table-cell table:style-name="Table3.A1" office:value-type="string">
            <text:p text:style-name="Table_20_Contents">Benutzerfreundliche Navigation</text:p>
          </table:table-cell>
        </table:table-row>
        <table:table-row>
          <table:table-cell table:style-name="Table3.A1" office:value-type="string">
            <text:p text:style-name="Table_20_Contents"><text:span text:style-name="Source_20_Text">Button</text:span> kann Funktionen triggern</text:p>
          </table:table-cell>
          <table:table-cell table:style-name="Table3.A1" office:value-type="string">
            <text:p text:style-name="Table_20_Contents">Z. B. Speichern oder Weiterleitung</text:p>
          </table:table-cell>
        </table:table-row>
        <table:table-row>
          <table:table-cell table:style-name="Table3.A1" office:value-type="string">
            <text:p text:style-name="Table_20_Contents">Du kannst mit <text:span text:style-name="Source_20_Text">Frame</text:span> oder Farben arbeiten</text:p>
          </table:table-cell>
          <table:table-cell table:style-name="Table3.A1" office:value-type="string">
            <text:p text:style-name="Table_20_Contents">Für übersichtliches Aussehen</text:p>
          </table:table-cell>
        </table:table-row>
      </table:table>
      <text:p text:style-name="Horizontal_20_Line"/>
      <text:h text:style-name="Heading_20_2" text:outline-level="2">🧩 7. Erweiterungsmöglichkeiten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eature</text:p>
            </table:table-cell>
            <table:table-cell table:style-name="Table4.A1" office:value-type="string">
              <text:p text:style-name="Table_20_Heading">Umsetzung</text:p>
            </table:table-cell>
          </table:table-row>
        </table:table-header-rows>
        <table:table-row>
          <table:table-cell table:style-name="Table4.A1" office:value-type="string">
            <text:p text:style-name="Table_20_Contents">Validierung</text:p>
          </table:table-cell>
          <table:table-cell table:style-name="Table4.A1" office:value-type="string">
            <text:p text:style-name="Table_20_Contents"><text:span text:style-name="Source_20_Text">if not email_input.text.strip():</text:span> …</text:p>
          </table:table-cell>
        </table:table-row>
        <table:table-row>
          <table:table-cell table:style-name="Table4.A1" office:value-type="string">
            <text:p text:style-name="Table_20_Contents">Dynamischer Button-Text</text:p>
          </table:table-cell>
          <table:table-cell table:style-name="Table4.A1" office:value-type="string">
            <text:p text:style-name="Table_20_Contents"><text:span text:style-name="Source_20_Text">Button(text_func=...)</text:span></text:p>
          </table:table-cell>
        </table:table-row>
        <table:table-row>
          <table:table-cell table:style-name="Table4.A1" office:value-type="string">
            <text:p text:style-name="Table_20_Contents">Felder optional/erforderlich</text:p>
          </table:table-cell>
          <table:table-cell table:style-name="Table4.A1" office:value-type="string">
            <text:p text:style-name="Table_20_Contents">Manuell prüfen beim Speichern</text:p>
          </table:table-cell>
        </table:table-row>
        <table:table-row>
          <table:table-cell table:style-name="Table4.A1" office:value-type="string">
            <text:p text:style-name="Table_20_Contents">Tooltips/Helptext</text:p>
          </table:table-cell>
          <table:table-cell table:style-name="Table4.A1" office:value-type="string">
            <text:p text:style-name="Table_20_Contents"><text:span text:style-name="Source_20_Text">bottom_toolbar=</text:span> oder <text:span text:style-name="Source_20_Text">Label()</text:span> darunter</text:p>
          </table:table-cell>
        </table:table-row>
        <table:table-row>
          <table:table-cell table:style-name="Table4.A1" office:value-type="string">
            <text:p text:style-name="Table_20_Contents">Farbliche Hervorhebung</text:p>
          </table:table-cell>
          <table:table-cell table:style-name="Table4.A1" office:value-type="string">
            <text:p text:style-name="Table_20_Contents">Mit <text:span text:style-name="Source_20_Text">Style()</text:span> oder <text:span text:style-name="Source_20_Text">FormattedTextControl</text:span></text:p>
          </table:table-cell>
        </table:table-row>
        <table:table-row>
          <table:table-cell table:style-name="Table4.A1" office:value-type="string">
            <text:p text:style-name="Table_20_Contents">Autovervollständigung</text:p>
          </table:table-cell>
          <table:table-cell table:style-name="Table4.A1" office:value-type="string">
            <text:p text:style-name="Table_20_Contents">Mit <text:span text:style-name="Source_20_Text">Completer</text:span> beim <text:span text:style-name="Source_20_Text">TextArea</text:span></text:p>
          </table:table-cell>
        </table:table-row>
      </table:table>
      <text:p text:style-name="Horizontal_20_Line"/>
      <text:h text:style-name="Heading_20_2" text:outline-level="2">✅ Fazit</text:h>
      <text:p text:style-name="Text_20_body">Mit <text:span text:style-name="Source_20_Text">prompt_toolkit</text:span> kannst du <text:span text:style-name="Strong_20_Emphasis">komfortable, interaktive Formulare im Terminal</text:span> bauen – inklusive Tab-Navigation, Passwortfeldern, Buttons und mehr.</text:p>
      <text:p text:style-name="Text_20_body">So etwas ist <text:span text:style-name="Strong_20_Emphasis">perfekt für den ersten Programmstart</text:span>, Setup-Wizard oder Konfigurationen.</text:p>
      <text:p text:style-name="Horizontal_20_Line"/>
      <text:p text:style-name="Text_20_body">Wenn du willst, kann ich dir gern in einem weiteren Lernzettel zeigen:</text:p>
      <text:list text:style-name="L2">
        <text:list-item>
          <text:p text:style-name="P3"><text:soft-page-break/>🔄 Wie du Formularfelder <text:span text:style-name="Strong_20_Emphasis">validierst</text:span></text:p>
        </text:list-item>
        <text:list-item>
          <text:p text:style-name="P3">🧠 Wie du <text:span text:style-name="Source_20_Text">Completer</text:span> nutzt (z. B. für Domains)</text:p>
        </text:list-item>
        <text:list-item>
          <text:p text:style-name="P3">🎨 Wie du Farben und Themes einfügst</text:p>
        </text:list-item>
        <text:list-item>
          <text:p text:style-name="P3">📥 Wie du die Ergebnisse speicherst (JSON, DB, etc.)</text:p>
        </text:list-item>
      </text:list>
      <text:p text:style-name="Text_20_body">Sag einfach: <text:span text:style-name="Strong_20_Emphasis">„Ja, ich will mehr!“</text:span> oder gib ein Thema vor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3:57:51.781502084</meta:creation-date>
    <dc:date>2025-06-30T13:58:11.973489107</dc:date>
    <meta:editing-duration>PT20S</meta:editing-duration>
    <meta:editing-cycles>1</meta:editing-cycles>
    <meta:document-statistic meta:table-count="4" meta:image-count="0" meta:object-count="0" meta:page-count="4" meta:paragraph-count="131" meta:word-count="511" meta:character-count="4219" meta:non-whitespace-character-count="3664"/>
    <meta:generator>LibreOffice/24.2.7.2$Linux_X86_64 LibreOffice_project/420$Build-2</meta:generator>
  </office:meta>
</office:document-meta>
</file>